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WebArgumentResolverAdapter.AbstractWebArgumentResolverAdapter( WebArgumentResolver adapt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WebArgumentResolverAdapter.resolveArgument( MethodParameter parameter , @ Nullable ModelAndViewContainer mavContainer , NativeWebRequest webRequest , @ Nullable WebDataBinderFactory binderFactor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WebArgumentResolverAdapter.supportsParameter( MethodParameter parame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